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B7000028D40510D2B0.svm"/>
  <manifest:file-entry manifest:media-type="" manifest:full-path="Pictures/2000000700003482000028858600F6B2.svm"/>
  <manifest:file-entry manifest:media-type="" manifest:full-path="Pictures/2000000700003467000028852740AEF5.svm"/>
  <manifest:file-entry manifest:media-type="" manifest:full-path="Pictures/2000000700001F03000010554593A54A.svm"/>
  <manifest:file-entry manifest:media-type="" manifest:full-path="Pictures/200000070000344D000028D4C246CF75.svm"/>
  <manifest:file-entry manifest:media-type="" manifest:full-path="Pictures/200000070000346700002923C47E2724.svm"/>
  <manifest:file-entry manifest:media-type="" manifest:full-path="Pictures/2000000700003394000028355EB9351A.svm"/>
  <manifest:file-entry manifest:media-type="" manifest:full-path="Pictures/2000000700003467000028BAF09F0AC0.svm"/>
  <manifest:file-entry manifest:media-type="" manifest:full-path="Pictures/2000000700006C86000039FCBE25D851.svm"/>
  <manifest:file-entry manifest:media-type="" manifest:full-path="Pictures/20000007000034180000286A58D933AB.svm"/>
  <manifest:file-entry manifest:media-type="" manifest:full-path="Pictures/20000007000033FE000027CBB632139F.svm"/>
  <manifest:file-entry manifest:media-type="" manifest:full-path="Pictures/20000007000034820000289F69D3AC21.svm"/>
  <manifest:file-entry manifest:media-type="" manifest:full-path="Pictures/20000007000033C9000028EFD3D33F66.svm"/>
  <manifest:file-entry manifest:media-type="" manifest:full-path="Pictures/20000007000034320000289F7F60A52C.svm"/>
  <manifest:file-entry manifest:media-type="" manifest:full-path="Pictures/20000007000033FE000028BAE11DB12C.svm"/>
  <manifest:file-entry manifest:media-type="" manifest:full-path="Pictures/20000007000035210000293E2BB97247.svm"/>
  <manifest:file-entry manifest:media-type="" manifest:full-path="Pictures/200000070000545700002D1138EE623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Trebuchet MS', sans-serif"/>
    <style:font-face style:name="Mangal1" svg:font-family="Mangal"/>
    <style:font-face style:name="OxygenRegular" svg:font-family="OxygenRegular, Helvetica, Arial, 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break-before="page"/>
    </style:style>
    <style:style style:name="P3" style:family="paragraph" style:parent-style-name="Text_20_body">
      <style:paragraph-properties fo:break-before="column"/>
    </style:style>
    <style:style style:name="P4" style:family="paragraph" style:parent-style-name="Text_20_body">
      <style:paragraph-properties fo:break-before="page"/>
    </style:style>
    <style:style style:name="P5" style:family="paragraph" style:parent-style-name="Heading_20_1">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nimun requeriments:</text:h>
      <text:h text:style-name="Heading_20_2" text:outline-level="2">System requeriments</text:h>
      <text:p text:style-name="Standard">Operating system: Windows® XP / Windows® Vista® / Windows® 7 / Windows® 8 (actualizado con el último service pack) <text:line-break/>CPU: Intel® Core™ 2 Duo E6600 or AMD Phenom™ X3 8750 </text:p>
      <text:p text:style-name="Standard">RAM: 2 GB RAM (1 GB Windows® XP) </text:p>
      <text:p text:style-name="Standard">500MB HDD free space</text:p>
      <text:p text:style-name="Standard">Internet connection</text:p>
      <text:h text:style-name="Heading_20_2" text:outline-level="2">Software requeriments</text:h>
      <text:p text:style-name="Standard"/>
      <text:p text:style-name="Standard">Xampp → https://www.apachefriends.org/es/index.html<text:line-break/>PHP 5.5 → <text:s/>http://php.net/get/php-5.5.25.tar.bz2.asc/from/a/mirror<text:line-break/>Composer → <text:a xlink:type="simple" xlink:href="https://getcomposer.org/download/">https://getcomposer.org/download/</text:a></text:p>
      <text:p text:style-name="Standard">Web browser</text:p>
      <text:p text:style-name="Standard">System Scheduler</text:p>
      <text:p text:style-name="Standard">Project package downloaded: https://github.com/TroyerPro/proyectoFinal/</text:p>
      <text:h text:style-name="Heading_20_2" text:outline-level="2">User knowledge requeriments</text:h>
      <text:p text:style-name="Standard"/>
      <text:p text:style-name="Standard"><text:span text:style-name="T1">Basic </text:span><text:line-break/>-Basic web browser knowledge</text:p>
      <text:p text:style-name="Standard">-Minimum concepts of Windows line commands</text:p>
      <text:p text:style-name="Standard"/>
      <text:p text:style-name="P1">Perfect </text:p>
      <text:p text:style-name="Standard">-Knowledge about programming and code.</text:p>
      <text:p text:style-name="Standard">-Experience using frameworks (preference: Laravel).</text:p>
      <text:p text:style-name="Standard"/>
      <text:p text:style-name="P2"/>
      <text:h text:style-name="Heading_20_1" text:outline-level="1">Installation</text:h>
      <text:h text:style-name="Heading_20_2" text:outline-level="2">XAMPP Installation</text:h>
      <text:p text:style-name="Text_20_body">We go to this URL and download XAMPP:</text:p>
      <text:p text:style-name="Text_20_body">https://www.apachefriends.org/es/index.html</text:p>
      <text:p text:style-name="P3"><draw:frame draw:style-name="fr2" draw:name="gràfics6" text:anchor-type="paragraph" svg:width="17cm" svg:height="9.082cm" draw:z-index="5"><draw:image xlink:href="Pictures/2000000700006C86000039FCBE25D851.svm" xlink:type="simple" xlink:show="embed" xlink:actuate="onLoad"/></draw:frame></text:p>
      <text:p text:style-name="Text_20_body"/>
      <text:p text:style-name="Text_20_body"/>
      <text:p text:style-name="Text_20_body">Select your language and press OK button:</text:p>
      <text:p text:style-name="Text_20_body"/>
      <text:p text:style-name="Text_20_body"><draw:frame draw:style-name="fr3" draw:name="gràfics7" text:anchor-type="paragraph" svg:x="3.618cm" svg:y="-0.078cm" svg:width="7.939cm" svg:height="4.18cm" draw:z-index="6"><draw:image xlink:href="Pictures/2000000700001F03000010554593A54A.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1" draw:name="gràfics8" text:anchor-type="paragraph" svg:x="2cm" svg:y="0.684cm" svg:width="10.606cm" svg:height="8.28cm" draw:z-index="7"><draw:image xlink:href="Pictures/20000007000034180000286A58D933AB.svm" xlink:type="simple" xlink:show="embed" xlink:actuate="onLoad"/></draw:frame><text:soft-page-break/>Select all options and press next:<text:line-break/></text:p>
      <text:p text:style-name="Text_20_body"><draw:frame draw:style-name="fr1" draw:name="gràfics9" text:anchor-type="paragraph" svg:x="1.244cm" svg:y="0.697cm" svg:width="13.31cm" svg:height="10.426cm" draw:z-index="8"><draw:image xlink:href="Pictures/20000007000033FE000028BAE11DB12C.svm" xlink:type="simple" xlink:show="embed" xlink:actuate="onLoad"/></draw:frame>Select installation path, (better dont touch it and let it stay by default <text:a xlink:type="simple" xlink:href="../../../../../../xampp">C:\xampp</text:a>) and press install:</text:p>
      <text:p text:style-name="Text_20_body"/>
      <text:p text:style-name="P4"><draw:frame draw:style-name="fr1" draw:name="gràfics10" text:anchor-type="paragraph" svg:x="1.316cm" svg:y="1.372cm" svg:width="13.361cm" svg:height="10.398cm" draw:z-index="9"><draw:image xlink:href="Pictures/20000007000034320000289F7F60A52C.svm" xlink:type="simple" xlink:show="embed" xlink:actuate="onLoad"/></draw:frame>Let him work, we are close to finish the instalation! </text:p>
      <text:p text:style-name="Text_20_body"/>
      <text:p text:style-name="Text_20_body"/>
      <text:p text:style-name="Text_20_body"><text:line-break/>TANANA! We got it! <text:line-break/><text:line-break/></text:p>
      <text:p text:style-name="Text_20_body"><draw:frame draw:style-name="fr4" draw:name="gràfics11" text:anchor-type="paragraph" svg:width="13.204cm" svg:height="10.292cm" draw:z-index="10"><draw:image xlink:href="Pictures/2000000700003394000028355EB9351A.svm" xlink:type="simple" xlink:show="embed" xlink:actuate="onLoad"/></draw:frame></text:p>
      <text:p text:style-name="P4"/>
      <text:h text:style-name="Heading_20_1" text:outline-level="1">Install composer</text:h>
      <text:p text:style-name="Text_20_body">We need to install composer, we go to: https://getcomposer.org/download/ and download the executable for windows (composer-installer.exe), and then we execute it.<text:line-break/><text:line-break/>This is the wellcome composer setup, now we click on Next &gt; button:</text:p>
      <text:p text:style-name="Text_20_body"><draw:frame draw:style-name="fr1" draw:name="gràfics1" text:anchor-type="paragraph" svg:x="2.665cm" svg:y="0.134cm" svg:width="11.091cm" svg:height="5.837cm" draw:z-index="0"><draw:image xlink:href="Pictures/20000007000033C9000028EFD3D33F66.svm" xlink:type="simple" xlink:show="embed" xlink:actuate="onLoad"/></draw:frame></text:p>
      <text:p text:style-name="Standard"/>
      <text:p text:style-name="Standard">We dont want oto install shell menus (unnecessary) so we click on Do not install Shell Menus and next button:</text:p>
      <text:p text:style-name="Standard"><draw:frame draw:style-name="fr1" draw:name="gràfics2" text:anchor-type="paragraph" svg:x="1.508cm" svg:y="0.242cm" svg:width="13.601cm" svg:height="10.559cm" draw:z-index="1"><draw:image xlink:href="Pictures/20000007000035210000293E2BB97247.svm" xlink:type="simple" xlink:show="embed" xlink:actuate="onLoad"/></draw:frame></text:p>
      <text:p text:style-name="Standard"/>
      <text:p text:style-name="Standard"/>
      <text:p text:style-name="Standard"/>
      <text:p text:style-name="Standard"/>
      <text:p text:style-name="Standard"><text:soft-page-break/></text:p>
      <text:p text:style-name="Standard"><draw:frame draw:style-name="fr1" draw:name="gràfics3" text:anchor-type="paragraph" svg:x="1.409cm" svg:y="1.683cm" svg:width="13.414cm" svg:height="10.53cm" draw:z-index="2"><draw:image xlink:href="Pictures/200000070000346700002923C47E2724.svm" xlink:type="simple" xlink:show="embed" xlink:actuate="onLoad"/></draw:frame>Select the path where you installed XAMPP and search the directory PHP, and then select php.exe (if you installed it on the default directory just dont change it) and press next button:<text:line-break/><text:line-break/>Click install button! We are close to get composer installed:</text:p>
      <text:p text:style-name="Standard"><draw:frame draw:style-name="fr1" draw:name="gràfics4" text:anchor-type="paragraph" svg:x="1.36cm" svg:y="0.36cm" svg:width="13.414cm" svg:height="10.373cm" draw:z-index="3"><draw:image xlink:href="Pictures/2000000700003467000028852740AEF5.svm" xlink:type="simple" xlink:show="embed" xlink:actuate="onLoad"/></draw:frame></text:p>
      <text:p text:style-name="Standard">Let the progress bar finish and...<text:line-break/></text:p>
      <text:p text:style-name="Standard"><text:soft-page-break/>TANANA! Finally we got Composer installed:</text:p>
      <text:p text:style-name="Standard"><draw:frame draw:style-name="fr1" draw:name="gràfics5" text:anchor-type="paragraph" svg:x="1.753cm" svg:y="0.459cm" svg:width="13.496cm" svg:height="10.453cm" draw:z-index="4"><draw:image xlink:href="Pictures/20000007000034B7000028D40510D2B0.svm" xlink:type="simple" xlink:show="embed" xlink:actuate="onLoad"/></draw:frame></text:p>
      <text:h text:style-name="P5" text:outline-level="1">Install System Scheluder</text:h>
      <text:p text:style-name="Text_20_body">Go to <text:a xlink:type="simple" xlink:href="http://www.splinterware.com/download/index.htm">http://www.splinterware.com/download/index.htm</text:a> and download System Scheluder </text:p>
      <text:p text:style-name="Text_20_body"><draw:frame draw:style-name="fr2" draw:name="gràfics12" text:anchor-type="paragraph" svg:width="17cm" svg:height="9.084cm" draw:z-index="11"><draw:image xlink:href="Pictures/200000070000545700002D1138EE6238.svm" xlink:type="simple" xlink:show="embed" xlink:actuate="onLoad"/></draw:frame></text:p>
      <text:p text:style-name="Text_20_body">Now launch the file we downloaded, we get the Wellcome setup view, press next button:<text:line-break/></text:p>
      <text:p text:style-name="Text_20_body"><draw:frame draw:style-name="fr4" draw:name="gràfics13" text:anchor-type="paragraph" svg:width="13.31cm" svg:height="10.186cm" draw:z-index="12"><draw:image xlink:href="Pictures/20000007000033FE000027CBB632139F.svm" xlink:type="simple" xlink:show="embed" xlink:actuate="onLoad"/></draw:frame></text:p>
      <text:p text:style-name="Text_20_body"/>
      <text:p text:style-name="Text_20_body"/>
      <text:p text:style-name="Text_20_body"><text:soft-page-break/></text:p>
      <text:p text:style-name="Text_20_body"><draw:frame draw:style-name="fr1" draw:name="gràfics14" text:anchor-type="paragraph" svg:x="1.806cm" svg:y="0.674cm" svg:width="13.39cm" svg:height="10.453cm" draw:z-index="13"><draw:image xlink:href="Pictures/200000070000344D000028D4C246CF75.svm" xlink:type="simple" xlink:show="embed" xlink:actuate="onLoad"/></draw:frame>Select <text:s/>the path where you want System Scheduler get installed:</text:p>
      <text:p text:style-name="Text_20_body">Press install:</text:p>
      <text:p text:style-name="Text_20_body"><draw:frame draw:style-name="fr1" draw:name="gràfics15" text:anchor-type="paragraph" svg:x="1.78cm" svg:y="0.265cm" svg:width="13.443cm" svg:height="10.373cm" draw:z-index="14"><draw:image xlink:href="Pictures/2000000700003482000028858600F6B2.svm" xlink:type="simple" xlink:show="embed" xlink:actuate="onLoad"/></draw:frame></text:p>
      <text:p text:style-name="Text_20_body"/>
      <text:p text:style-name="Text_20_body"/>
      <text:p text:style-name="Text_20_body"><text:soft-page-break/></text:p>
      <text:p text:style-name="Text_20_body">Let the progress bar do his job:<text:line-break/></text:p>
      <text:p text:style-name="Text_20_body"><draw:frame draw:style-name="fr4" draw:name="gràfics16" text:anchor-type="paragraph" svg:width="13.414cm" svg:height="10.426cm" draw:z-index="15"><draw:image xlink:href="Pictures/2000000700003467000028BAF09F0AC0.svm" xlink:type="simple" xlink:show="embed" xlink:actuate="onLoad"/></draw:frame></text:p>
      <text:p text:style-name="Text_20_body">TANANA! We got System Scheduler configurated!<text:line-break/></text:p>
      <text:p text:style-name="Text_20_body"><draw:frame draw:style-name="fr5" draw:name="gràfics17" text:anchor-type="paragraph" svg:width="13.443cm" svg:height="10.398cm" draw:z-index="16"><draw:image xlink:href="Pictures/20000007000034820000289F69D3AC21.svm" xlink:type="simple" xlink:show="embed" xlink:actuate="onLoad"/></draw:frame></text:p>
      <text:p text:style-name="Text_20_body"><text:soft-page-break/></text:p>
      <text:h text:style-name="Heading_20_1" text:outline-level="1">Project installatio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Trebuchet MS', sans-serif"/>
    <style:font-face style:name="Mangal1" svg:font-family="Mangal"/>
    <style:font-face style:name="OxygenRegular" svg:font-family="OxygenRegular, Helvetica, Arial, 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7T16:51:24.47</meta:creation-date>
    <dc:date>2015-05-27T17:42:32.24</dc:date>
    <meta:editing-duration>PT35M56S</meta:editing-duration>
    <meta:editing-cycles>4</meta:editing-cycles>
    <meta:generator>OpenOffice.org/3.3$Win32 OpenOffice.org_project/330m20$Build-9567</meta:generator>
    <meta:document-statistic meta:table-count="0" meta:image-count="17" meta:object-count="0" meta:page-count="11" meta:paragraph-count="40" meta:word-count="311" meta:character-count="2180"/>
  </office:meta>
</office:document-meta>
</file>